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boxConfiguration.removeTool( ToolConfiguration t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olboxConfiguration.compareTo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olboxConfiguration.addTool( ToolConfiguration t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Configuration.get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Configuration.Toolbox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Configuration.setTools( Collection &lt; ToolConfiguration &gt; to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Configuration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boxConfigu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Configuration.setScope( String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olboxConfiguration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Configuration.getTool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olboxConfiguration.valida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